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6bcf" officeooo:paragraph-rsid="00210f25" style:font-size-asian="16pt" style:font-size-complex="16pt"/>
    </style:style>
    <style:style style:name="P2" style:family="paragraph" style:parent-style-name="Standard">
      <style:text-properties fo:font-size="12pt" officeooo:rsid="00156bcf" officeooo:paragraph-rsid="00210f25" style:font-size-asian="10.5pt" style:font-size-complex="12pt"/>
    </style:style>
    <style:style style:name="T1" style:family="text">
      <style:text-properties officeooo:rsid="00170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2">1. Does ANSI recognise the data type Date?</text:p>
      <text:p text:style-name="P2"><text:tab/>----&gt; No, the ANSI does not recognise the data type date.</text:p>
      <text:p text:style-name="P2"/>
      <text:p text:style-name="P2">2. Which sub division of SQL is used to insert values in the tables?</text:p>
      <text:p text:style-name="P2"><text:tab/>----&gt;<text:span text:style-name="T1">insert into table_name values</text:span></text:p>
      <text:p text:style-name="P2"><text:tab/><text:tab/><text:span text:style-name="T1">(-----,------,-----,-----),</text:span></text:p>
      <text:p text:style-name="P2"><text:tab/><text:tab/><text:span text:style-name="T1">(-----,------,-----,-----)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0:03.820145369</meta:creation-date>
    <meta:generator>LibreOffice/7.3.7.2$Linux_X86_64 LibreOffice_project/30$Build-2</meta:generator>
    <dc:date>2023-09-13T22:00:57.351390272</dc:date>
    <meta:editing-duration>PT54S</meta:editing-duration>
    <meta:editing-cycles>1</meta:editing-cycles>
    <meta:document-statistic meta:table-count="0" meta:image-count="0" meta:object-count="0" meta:page-count="1" meta:paragraph-count="7" meta:word-count="51" meta:character-count="273" meta:non-whitespace-character-count="233"/>
  </office:meta>
</office:document-meta>
</file>